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da647" draw:textarea-horizontal-align="justify" draw:textarea-vertical-align="middle" draw:auto-grow-height="false" fo:min-height="1.02cm" fo:min-width="1.024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fo:min-height="1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149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7da647" draw:textarea-horizontal-align="justify" draw:textarea-vertical-align="middle" draw:auto-grow-height="false" fo:min-height="1.261cm" fo:min-width="1.045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1.776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7da647" draw:textarea-horizontal-align="justify" draw:textarea-vertical-align="middle" draw:auto-grow-height="false" fo:min-height="1.261cm" fo:min-width="1.011cm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7da647" draw:textarea-horizontal-align="justify" draw:textarea-vertical-align="middle" draw:auto-grow-height="false" fo:min-height="1.261cm" fo:min-width="1.011cm" fo:padding-top="0.142cm" fo:padding-bottom="0.142cm" fo:padding-left="0.267cm" fo:padding-right="0.267cm"/>
    </style:style>
    <style:style style:name="gr9" style:family="graphic" style:parent-style-name="standard">
      <style:graphic-properties svg:stroke-width="0.081cm" svg:stroke-color="#000000" draw:marker-start-width="0.321cm" draw:marker-end-width="0.321cm" svg:stroke-opacity="0%" draw:fill-color="#7da647" draw:textarea-horizontal-align="justify" draw:textarea-vertical-align="middle" draw:auto-grow-height="false" fo:min-height="1.215cm" fo:min-width="0.965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7da647" draw:marker-start-width="0.321cm" draw:marker-end-width="0.321cm" svg:stroke-opacity="100%" draw:fill-color="#7da647" draw:textarea-horizontal-align="justify" draw:textarea-vertical-align="middle" draw:auto-grow-height="false" fo:min-height="1.215cm" fo:min-width="0.965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none" fo:min-height="1.342cm"/>
    </style:style>
    <style:style style:name="gr12" style:family="graphic" style:parent-style-name="standard">
      <style:graphic-properties svg:stroke-width="0.081cm" svg:stroke-color="#000000" draw:marker-start-width="0.321cm" draw:marker-end-width="0.321cm" svg:stroke-opacity="100%" draw:fill-color="#7da647" draw:textarea-horizontal-align="justify" draw:textarea-vertical-align="middle" draw:auto-grow-height="false" fo:min-height="1.215cm" fo:min-width="0.965cm" fo:padding-top="0.165cm" fo:padding-bottom="0.165cm" fo:padding-left="0.29cm" fo:padding-right="0.29cm"/>
    </style:style>
    <style:style style:name="P1" style:family="paragraph">
      <loext:graphic-properties draw:fill-color="#7da647"/>
      <style:paragraph-properties fo:text-align="center"/>
    </style:style>
    <style:style style:name="P2" style:family="paragraph">
      <style:paragraph-properties fo:margin-top="0.42cm" fo:margin-bottom="0.35cm" fo:text-align="center"/>
      <style:text-properties fo:color="#ffffff" style:text-outline="false" style:font-name="Droid Sans" fo:font-size="36pt" fo:font-weight="bold" fo:background-color="transparent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margin-top="0.42cm" fo:margin-bottom="0.35cm" fo:text-align="center"/>
      <style:text-properties fo:color="#ffffff" style:text-outline="false" style:font-name="Droid Sans" fo:font-size="36pt" fo:font-weight="bold" fo:background-color="transparent" style:font-size-asian="32pt" style:font-weight-asian="bold" style:font-size-complex="32pt" style:font-weight-complex="bold"/>
    </style:style>
    <style:style style:name="P4" style:family="paragraph">
      <style:text-properties style:font-name="DejaVu Serif" fo:font-size="28pt" style:font-size-asian="28pt" style:font-size-complex="28pt"/>
    </style:style>
    <style:style style:name="P5" style:family="paragraph">
      <loext:graphic-properties draw:fill="none" draw:fill-color="#ffffff"/>
      <style:text-properties style:font-name="DejaVu Serif"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ffff" style:text-outline="false" style:font-name="Droid Sans" fo:font-weight="bold" fo:background-color="transparent" style:font-size-asian="32pt" style:font-weight-asian="bold" style:font-size-complex="32pt" style:font-weight-complex="bold"/>
    </style:style>
    <style:style style:name="T2" style:family="text">
      <style:text-properties style:font-name="DejaVu Serif" fo:font-size="28pt" style:font-size-asian="28pt" style:font-size-complex="28pt"/>
    </style:style>
    <style:style style:name="T3" style:family="text">
      <style:text-properties fo:color="#ffffff" style:text-outline="false" style:font-name="Droid Sans" fo:font-size="36pt" fo:font-weight="bold" fo:background-color="transparent" style:font-size-asian="32pt" style:font-weight-asian="bold" style:font-size-complex="32pt" style:font-weight-complex="bold"/>
    </style:style>
    <style:style style:name="T4" style:family="text">
      <style:text-properties fo:color="#ffffff" style:text-outline="false" style:font-name="Droid Sans" fo:font-size="32pt" fo:font-weight="bold" fo:background-color="transparent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23cm" svg:height="2.031cm" svg:x="9.331cm" svg:y="5.826cm" svg:viewBox="0 0 1524 2032" draw:points="0,2032 0,762 762,0 1524,762 1524,2032">
            <text:p/>
          </draw:polygon>
          <draw:frame draw:style-name="gr2" draw:text-style-name="P3" draw:layer="layout" svg:width="2.032cm" svg:height="1.729cm" svg:x="9.077cm" svg:y="6.213cm">
            <draw:text-box>
              <text:p text:style-name="P2"><text:span text:style-name="T1">æ</text:span></text:p>
            </draw:text-box>
          </draw:frame>
        </draw:g>
        <draw:frame draw:style-name="gr3" draw:text-style-name="P5" draw:layer="layout" svg:width="3.118cm" svg:height="1.398cm" svg:x="8.248cm" svg:y="3.039cm">
          <draw:text-box>
            <text:p text:style-name="P4"><text:span text:style-name="T2">K <text:s text:c="2"/></text:span><text:span text:style-name="T2"><text:s text:c="3"/></text:span></text:p>
          </draw:text-box>
        </draw:frame>
        <draw:frame draw:style-name="gr4" draw:text-style-name="P6" draw:layer="layout" svg:width="2.068cm" svg:height="1.399cm" svg:x="10.687cm" svg:y="3.038cm">
          <draw:text-box>
            <text:p><text:span text:style-name="T2">N</text:span><text:span text:style-name="T2">X</text:span></text:p>
          </draw:text-box>
        </draw:frame>
        <draw:g>
          <draw:polygon draw:style-name="gr1" draw:text-style-name="P1" draw:layer="layout" svg:width="1.523cm" svg:height="2.031cm" svg:x="9.331cm" svg:y="2.367cm" svg:viewBox="0 0 1524 2032" draw:points="0,2032 0,762 762,0 1524,762 1524,2032">
            <text:p/>
          </draw:polygon>
          <draw:frame draw:style-name="gr2" draw:text-style-name="P3" draw:layer="layout" svg:width="2.032cm" svg:height="1.729cm" svg:x="9.077cm" svg:y="2.754cm">
            <draw:text-box>
              <text:p text:style-name="P2"><text:span text:style-name="T1">æ</text:span></text:p>
            </draw:text-box>
          </draw:frame>
        </draw:g>
        <draw:g>
          <draw:custom-shape draw:style-name="gr5" draw:text-style-name="P1" draw:layer="layout" svg:width="1.545cm" svg:height="1.545cm" svg:x="9.339cm" svg:y="9.27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1.862cm" svg:height="2.026cm" svg:x="9.204cm" svg:y="9.093cm">
            <draw:text-box>
              <text:p text:style-name="P7"><text:span text:style-name="T3">æ</text:span></text:p>
            </draw:text-box>
          </draw:frame>
          <draw:custom-shape draw:style-name="gr7" draw:text-style-name="P1" draw:layer="layout" svg:width="1.545cm" svg:height="1.545cm" svg:x="9.339cm" svg:y="11.5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1.862cm" svg:height="2.026cm" svg:x="9.204cm" svg:y="11.315cm">
            <draw:text-box>
              <text:p text:style-name="P7"><text:span text:style-name="T3">æ</text:span></text:p>
            </draw:text-box>
          </draw:frame>
          <draw:custom-shape draw:style-name="gr8" draw:text-style-name="P1" draw:layer="layout" svg:width="1.545cm" svg:height="1.545cm" svg:x="9.339cm" svg:y="9.27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8" draw:layer="layout" svg:width="3.613cm" svg:height="1.729cm" svg:x="9.336cm" svg:y="9.109cm">
            <draw:text-box>
              <text:p text:style-name="P7"><text:span text:style-name="T3">æ</text:span></text:p>
            </draw:text-box>
          </draw:frame>
          <draw:custom-shape draw:style-name="gr9" draw:text-style-name="P1" draw:layer="layout" svg:width="1.545cm" svg:height="1.545cm" svg:x="9.339cm" svg:y="13.60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1.862cm" svg:height="2.026cm" svg:x="9.19cm" svg:y="13.402cm">
            <draw:text-box>
              <text:p text:style-name="P7"><text:span text:style-name="T3">æ</text:span></text:p>
            </draw:text-box>
          </draw:frame>
          <draw:custom-shape draw:style-name="gr10" draw:text-style-name="P1" draw:layer="layout" svg:width="1.545cm" svg:height="1.545cm" svg:x="9.339cm" svg:y="15.67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1.626cm" svg:height="1.592cm" svg:x="9.305cm" svg:y="15.663cm">
            <draw:text-box>
              <text:p text:style-name="P9"><text:span text:style-name="T4">æ</text:span></text:p>
            </draw:text-box>
          </draw:frame>
          <draw:custom-shape draw:style-name="gr12" draw:text-style-name="P1" draw:layer="layout" svg:width="1.545cm" svg:height="1.545cm" svg:x="11.2cm" svg:y="15.67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ebastian Pöhn</meta:initial-creator>
    <meta:creation-date>2019-12-22T21:12:29.228345249</meta:creation-date>
    <dc:date>2019-12-22T22:24:49.190325898</dc:date>
    <dc:creator>Sebastian Pöhn</dc:creator>
    <meta:editing-duration>PT47M41S</meta:editing-duration>
    <meta:editing-cycles>12</meta:editing-cycles>
    <meta:generator>LibreOffice/6.3.3.2.0$Linux_X86_64 LibreOffice_project/30$Build-2</meta:generator>
    <meta:document-statistic meta:object-count="20"/>
  </office:meta>
</office:document-meta>
</file>